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fere (m)</text:p>
          </table:table-cell>
          <table:table-cell office:value-type="string" calcext:value-type="string">
            <text:p>Length (m)</text:p>
          </table:table-cell>
          <table:table-cell office:value-type="string" calcext:value-type="string">
            <text:p>High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Calc</text:p>
          </table:table-cell>
          <table:table-cell table:number-columns-repeated="2"/>
          <table:table-cell office:value-type="string" calcext:value-type="string">
            <text:p>Constants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4"/>
          <table:table-cell table:formula="of:=4/3*PI()*[.E2]^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nsity of Al</text:p>
          </table:table-cell>
          <table:table-cell office:value-type="float" office:value="2710" calcext:value-type="float">
            <text:p>27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4"/>
          <table:table-cell table:formula="of:=4/3*PI()*[.E3]^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4"/>
          <table:table-cell table:formula="of:=4/3*PI()*[.E4]^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4"/>
          <table:table-cell table:formula="of:=4/3*PI()*[.E5]^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4"/>
          <table:table-cell table:formula="of:=4/3*PI()*[.E6]^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Cylinders (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4"/>
          <table:table-cell table:style-name="ce1" table:formula="of:=PI()*[.RC8]^2*[.D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4"/>
          <table:table-cell table:style-name="ce1" table:formula="of:=PI()*[.RC9]^2*[.D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4"/>
          <table:table-cell table:style-name="ce1" table:formula="of:=PI()*[.RC10]^2*[.D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4"/>
          <table:table-cell table:style-name="ce1" table:formula="of:=PI()*[.RC11]^2*[.D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quares (m) 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a</text:p>
          </table:table-cell>
          <table:table-cell table:number-columns-repeated="4"/>
          <table:table-cell table:formula="of:=SUM([.C13]*[.D13]*[.E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a</text:p>
          </table:table-cell>
          <table:table-cell table:number-columns-repeated="4"/>
          <table:table-cell table:formula="of:=SUM([.C14]*[.D14]*[.E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quares (m) 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b</text:p>
          </table:table-cell>
          <table:table-cell table:number-columns-repeated="4"/>
          <table:table-cell table:formula="of:=SUM([.C16]*[.D16]*[.E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b</text:p>
          </table:table-cell>
          <table:table-cell table:number-columns-repeated="4"/>
          <table:table-cell table:formula="of:=SUM([.C17]*[.D17]*[.E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code</text:p>
          </table:table-cell>
          <table:table-cell office:value-type="string" calcext:value-type="string">
            <text:p>SPECIAL (m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9:08:20.557000000</meta:creation-date>
    <dc:date>2024-11-28T09:35:38.373000000</dc:date>
    <meta:editing-duration>PT27M16S</meta:editing-duration>
    <meta:editing-cycles>6</meta:editing-cycles>
    <meta:generator>LibreOffice/24.8.1.2$Windows_X86_64 LibreOffice_project/87fa9aec1a63e70835390b81c40bb8993f1d4ff6</meta:generator>
    <meta:document-statistic meta:table-count="1" meta:cell-count="45" meta:object-count="0"/>
  </office:meta>
</office:document-meta>
</file>